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</office:automatic-styles>
  <office:body>
    <office:text>
      <text:p text:style-name="Text_20_body"><text:span text:style-name="T1">Brief</text:span><text:span text:style-name="T2"> </text:span><text:span text:style-name="T3">write-ups</text:span><text:span text:style-name="T4"> </text:span><text:span text:style-name="T5">of</text:span><text:span text:style-name="T6"> </text:span><text:span text:style-name="T7">some</text:span><text:span text:style-name="T8"> </text:span><text:span text:style-name="T9">of</text:span><text:span text:style-name="T10"> </text:span><text:span text:style-name="T11">the</text:span><text:span text:style-name="T12"> </text:span><text:span text:style-name="T13">people</text:span><text:span text:style-name="T14"> </text:span><text:span text:style-name="T15">and</text:span><text:span text:style-name="T16"> </text:span><text:span text:style-name="T17">groups</text:span><text:span text:style-name="T18"> </text:span><text:span text:style-name="T19">that</text:span><text:span text:style-name="T20"> </text:span><text:span text:style-name="T21">inspire</text:span><text:span text:style-name="T22"> </text:span><text:span text:style-name="T23">us</text:span><text:span text:style-name="T24"> </text:span><text:span text:style-name="T25">to</text:span><text:span text:style-name="T26"> </text:span><text:span text:style-name="T27">be</text:span><text:span text:style-name="T28"> </text:span><text:span text:style-name="T29">better</text:span><text:span text:style-name="T30"> </text:span><text:span text:style-name="T31">changemakers.</text:span> For example, see <text:a xlink:type="simple" xlink:href="https://github.com/BeautifulTrouble/Beautiful-Rising-Content/blob/master/practitioners/practitioner-mothers-of-the-plaza-de-mayo.md" office:name=""><text:span text:style-name="Definition">Practitioner: Mothers of the Plaza de Mayo</text:span></text:a> and <text:a xlink:type="simple" xlink:href="https://github.com/BeautifulTrouble/Beautiful-Rising-Content/blob/master/practitioners/practitioner-the-zapatistas.md" office:name=""><text:span text:style-name="Definition">Practitioner: The Zapatistas</text:span></text:a>.</text:p>
      <text:h text:style-name="Heading_20_4" text:outline-level="4">Practitioner: [Name of practitioner]</text:h>
      <text:h text:style-name="Heading_20_4" text:outline-level="4">Where:</text:h>
      <text:h text:style-name="Heading_20_4" text:outline-level="4">Body:</text:h>
      <text:p text:style-name="First_20_paragraph">[100-200 words describing the practitioner &amp; why they're important.]</text:p>
      <text:h text:style-name="Heading_20_4" text:outline-level="4">See also:</text:h>
      <text:p text:style-name="First_20_paragraph">[List of related &amp; relevant modules]</text:p>
      <text:h text:style-name="Heading_20_4" text:outline-level="4">Contributed by:</text:h>
      <text:p text:style-name="First_20_paragraph">[author (i.e. YOU).</text:p>
      <text:h text:style-name="Heading_20_4" text:outline-level="4">Learn more:</text:h>
      <text:p text:style-name="First_20_paragraph">[Links to particularly relevant content offline and online.]</text:p>
      <text:p text:style-name="Text_20_body"><text:span text:style-name="T32">For</text:span><text:span text:style-name="T33"> </text:span><text:span text:style-name="T34">each</text:span><text:span text:style-name="T35"> </text:span><text:span text:style-name="T36">item,</text:span><text:span text:style-name="T37"> </text:span><text:span text:style-name="T38">indicate:</text:span> ##### Title: #####Description: [Generally tag-lines for websites, bylines for books, bylines with publication name for articles, and "Film by" or "Documentary by" for films. Adapt as appropriate] ##### Type: [book, article, video, audio, website] ##### URL:</text:p>
      <text:h text:style-name="Heading_20_4" text:outline-level="4">Tags:</text:h>
      <text:p text:style-name="First_20_paragraph">[Tags for sorting/navigation purposes, drawn from the master list of tags (TK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